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</office:automatic-styles>
  <office:body>
    <office:text text:use-soft-page-breaks="true">
      <text:p text:style-name="P1">TeacherReportAssistant: JFrame: setBounds (100,50,620,750)</text:p>
      <text:list text:style-name="LFO1" text:continue-numbering="true">
        <text:list-item>
          <text:p text:style-name="P2">ContentPanelWDesigner: JPanel</text:p>
          <text:list text:continue-numbering="true">
            <text:list-item>
              <text:p text:style-name="P3">StudentPanel: JPanel:<text:s/>setMinimumSize(new Dimension(600,18))</text:p>
              <text:list text:continue-numbering="true">
                <text:list-item>
                  <text:p text:style-name="P4">BasicArrowButton<text:s/></text:p>
                </text:list-item>
                <text:list-item>
                  <text:p text:style-name="P5">JLabel</text:p>
                </text:list-item>
                <text:list-item>
                  <text:p text:style-name="P6">BasicArrowButton</text:p>
                </text:list-item>
              </text:list>
            </text:list-item>
            <text:list-item>
              <text:p text:style-name="P7">JSplitPane</text:p>
              <text:list text:continue-numbering="true">
                <text:list-item>
                  <text:p text:style-name="P8">TabbedTemplatePanel2WDesigner: JPanel: gridBagLayout.columnWidths = int[]{600}; gridBagLayout.rowHeights = int[]{350};</text:p>
                  <text:list text:continue-numbering="true">
                    <text:list-item>
                      <text:p text:style-name="P9">JTabbedPane</text:p>
                      <text:list text:continue-numbering="true">
                        <text:list-item>
                          <text:p text:style-name="P10">many<text:s/>TemplatesPanelIncApplyWDesigner: JPanel</text:p>
                          <text:list text:continue-numbering="true">
                            <text:list-item>
                              <text:p text:style-name="P11">JScrollPane</text:p>
                              <text:list text:continue-numbering="true">
                                <text:list-item>
                                  <text:p text:style-name="P12">many JPanel</text:p>
                                  <text:list text:continue-numbering="true">
                                    <text:list-item>
                                      <text:p text:style-name="P13">TemplateItemCheckBoxWithDesigner: JPanel</text:p>
                                      <text:list text:continue-numbering="true">
                                        <text:list-item>
                                          <text:p text:style-name="P14">JCheckBox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5">JButt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">EditableTextPanel: JPanel:<text:s/>setMinimumSize(new Dimension(600,300))</text:p>
                  <text:list text:continue-numbering="true">
                    <text:list-item>
                      <text:p text:style-name="P17">JScrollPane</text:p>
                      <text:list text:continue-numbering="true">
                        <text:list-item>
                          <text:p text:style-name="P18">JTextAre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P Fasano</meta:initial-creator>
    <dc:creator>JP Fasano</dc:creator>
    <meta:creation-date>2015-08-11T17:27:00Z</meta:creation-date>
    <dc:date>2015-08-11T17:27:00Z</dc:date>
    <meta:template xlink:href="Normal.dotm" xlink:type="simple"/>
    <meta:editing-cycles>2</meta:editing-cycles>
    <meta:editing-duration>PT60S</meta:editing-duration>
    <meta:document-statistic meta:page-count="1" meta:paragraph-count="1" meta:word-count="81" meta:character-count="548" meta:row-count="3" meta:non-whitespace-character-count="468"/>
  </office:meta>
</office:document-meta>
</file>